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52cm" svg:height="1.874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1cm" svg:height="5.285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29cm" svg:height="0.497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12cm" svg:height="3.384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62cm" svg:height="1.85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office:value-type="string">
            <text:p>Geocoder optimization when locating point</text:p>
          </table:table-cell>
          <table:table-cell table:style-name="Default" table:number-columns-repeated="4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5">
          <table:table-cell table:style-name="ce26" office:value-type="float" office:value="14">
            <text:p>14</text:p>
          </table:table-cell>
          <table:table-cell table:style-name="ce30" office:value-type="string">
            <text:p>Look into search results for “show all”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drawAllMarkers lists a sorted array with the stations after having used DrawClosestMarkers (may be a feature)</text:p>
          </table:table-cell>
          <table:table-cell table:number-columns-repeated="1017"/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30" office:value-type="string">
            <text:p>Sample servlet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ok into how servlets work</text:p>
          </table:table-cell>
          <table:table-cell table:number-columns-repeated="1017"/>
        </table:table-row>
        <table:table-row table:style-name="ro4">
          <table:table-cell table:style-name="ce26" office:value-type="float" office:value="16">
            <text:p>16</text:p>
          </table:table-cell>
          <table:table-cell table:style-name="ce30" office:value-type="string">
            <text:p>Add link to blog and github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 office:value-type="string">
            <text:p>link to blog and github from <text:a xlink:href="http://martin.elwin.com/citybikes/">http://martin.elwin.com/citybikes/</text:a></text:p>
          </table:table-cell>
          <table:table-cell table:number-columns-repeated="1017"/>
        </table:table-row>
        <table:table-row table:style-name="ro5">
          <table:table-cell table:style-name="ce26" office:value-type="float" office:value="17">
            <text:p>17</text:p>
          </table:table-cell>
          <table:table-cell table:style-name="ce30" office:value-type="string">
            <text:p>clear markers instead of redrawing map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clear all overlay markers on the map for each draw*Markers instead of redrawing the map with mapDraw</text:p>
          </table:table-cell>
          <table:table-cell table:number-columns-repeated="1017"/>
        </table:table-row>
        <table:table-row table:style-name="ro5">
          <table:table-cell table:style-name="ce26" office:value-type="float" office:value="18">
            <text:p>18</text:p>
          </table:table-cell>
          <table:table-cell table:style-name="ce30" office:value-type="string">
            <text:p>keep house when showing all after address search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6" office:value-type="string">
            <text:p>make sure that the addressMarker stays intact or is re-put on the map when invoking drawAllMarkers after searching</text:p>
          </table:table-cell>
          <table:table-cell table:number-columns-repeated="1017"/>
        </table:table-row>
        <table:table-row table:style-name="ro4">
          <table:table-cell table:style-name="ce26" office:value-type="float" office:value="19">
            <text:p>19</text:p>
          </table:table-cell>
          <table:table-cell table:style-name="ce30" office:value-type="string">
            <text:p>Log searches in database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log all searches in a mysql database with timestamp, address and coordinates</text:p>
          </table:table-cell>
          <table:table-cell table:number-columns-repeated="1017"/>
        </table:table-row>
        <table:table-row table:style-name="ro2" table:number-rows-repeated="5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1">11/08/2009</text:date>, <text:time>11:1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11T11:14:44</dc:date>
    <meta:editing-duration>PT02H35M18S</meta:editing-duration>
    <meta:editing-cycles>30</meta:editing-cycles>
    <meta:generator>OpenOffice.org/3.0$Linux OpenOffice.org_project/300m15$Build-9379</meta:generator>
    <meta:document-statistic meta:table-count="2" meta:cell-count="196" meta:object-count="1"/>
    <meta:user-defined meta:name="Info 1"/>
    <meta:user-defined meta:name="Info 2"/>
    <meta:user-defined meta:name="Info 3"/>
    <meta:user-defined meta:name="Info 4"/>
  </office:meta>
</office:document-meta>
</file>